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ileron" svg:font-family="Ailero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9ce11"/>
    </style:style>
    <style:style style:name="P2" style:family="paragraph" style:parent-style-name="Standard">
      <style:paragraph-properties fo:text-align="center" style:justify-single-word="false"/>
      <style:text-properties fo:font-size="12pt" fo:font-style="normal" style:text-underline-style="solid" style:text-underline-width="auto" style:text-underline-color="font-color" fo:font-weight="bold" officeooo:paragraph-rsid="001c18f5" style:font-size-asian="12pt" style:font-style-asian="normal" style:font-weight-asian="bold" style:font-size-complex="12pt" style:font-style-complex="normal" style:font-weight-complex="bold"/>
    </style:style>
    <style:style style:name="P3" style:family="paragraph" style:parent-style-name="Standard">
      <style:text-properties officeooo:paragraph-rsid="0019ce11"/>
    </style:style>
    <style:style style:name="P4" style:family="paragraph" style:parent-style-name="Standard">
      <style:text-properties officeooo:rsid="001c18f5" officeooo:paragraph-rsid="001c18f5"/>
    </style:style>
    <style:style style:name="P5" style:family="paragraph" style:parent-style-name="Standard">
      <style:text-properties officeooo:paragraph-rsid="001c18f5"/>
    </style:style>
    <style:style style:name="P6" style:family="paragraph" style:parent-style-name="Standard">
      <style:text-properties officeooo:rsid="001c44b4" officeooo:paragraph-rsid="001c44b4"/>
    </style:style>
    <style:style style:name="P7" style:family="paragraph" style:parent-style-name="Standard">
      <style:text-properties officeooo:rsid="001c44b4" officeooo:paragraph-rsid="002321c6"/>
    </style:style>
    <style:style style:name="P8" style:family="paragraph" style:parent-style-name="Standard">
      <style:text-properties officeooo:rsid="002020fa" officeooo:paragraph-rsid="002020fa"/>
    </style:style>
    <style:style style:name="P9" style:family="paragraph" style:parent-style-name="Standard">
      <style:text-properties officeooo:rsid="0021d744" officeooo:paragraph-rsid="0021d744"/>
    </style:style>
    <style:style style:name="P10" style:family="paragraph" style:parent-style-name="Standard">
      <style:text-properties officeooo:rsid="002321c6" officeooo:paragraph-rsid="002321c6"/>
    </style:style>
    <style:style style:name="P11" style:family="paragraph" style:parent-style-name="Standard">
      <style:text-properties officeooo:paragraph-rsid="002321c6"/>
    </style:style>
    <style:style style:name="P12" style:family="paragraph" style:parent-style-name="Standard">
      <style:text-properties officeooo:rsid="0025a5b8" officeooo:paragraph-rsid="0025a5b8"/>
    </style:style>
    <style:style style:name="P13" style:family="paragraph" style:parent-style-name="Heading_20_1" style:master-page-name="Standard">
      <style:paragraph-properties fo:text-align="center" style:justify-single-word="false" style:page-number="auto"/>
      <style:text-properties fo:font-size="16pt" fo:font-weight="bold" officeooo:paragraph-rsid="0019ce11" style:font-size-asian="16pt" style:font-weight-asian="bold" style:font-size-complex="16pt" style:font-weight-complex="bold"/>
    </style:style>
    <style:style style:name="P14" style:family="paragraph" style:parent-style-name="List_20_Paragraph" style:list-style-name="WWNum1">
      <style:text-properties style:text-underline-style="solid" style:text-underline-width="auto" style:text-underline-color="font-color" fo:font-weight="bold" officeooo:paragraph-rsid="0019ce11" style:font-weight-asian="bold"/>
    </style:style>
    <style:style style:name="P15" style:family="paragraph" style:parent-style-name="List_20_Paragraph" style:list-style-name="WWNum1">
      <style:text-properties style:text-underline-style="solid" style:text-underline-width="auto" style:text-underline-color="font-color" fo:font-weight="bold" officeooo:rsid="001c18f5" officeooo:paragraph-rsid="001c18f5" style:font-weight-asian="bold"/>
    </style:style>
    <style:style style:name="P16" style:family="paragraph" style:parent-style-name="List_20_Paragraph">
      <style:text-properties style:text-underline-style="solid" style:text-underline-width="auto" style:text-underline-color="font-color" fo:font-weight="bold" officeooo:rsid="001c18f5" officeooo:paragraph-rsid="001c18f5" style:font-weight-asian="bold"/>
    </style:style>
    <style:style style:name="P17" style:family="paragraph" style:parent-style-name="List_20_Paragraph" style:list-style-name="WWNum1">
      <style:text-properties style:text-underline-style="solid" style:text-underline-width="auto" style:text-underline-color="font-color" fo:font-weight="bold" officeooo:rsid="001c44b4" officeooo:paragraph-rsid="001c44b4" style:font-weight-asian="bold"/>
    </style:style>
    <style:style style:name="P18" style:family="paragraph" style:parent-style-name="List_20_Paragraph">
      <style:text-properties style:text-underline-style="solid" style:text-underline-width="auto" style:text-underline-color="font-color" fo:font-weight="bold" officeooo:rsid="001c44b4" officeooo:paragraph-rsid="001c44b4" style:font-weight-asian="bold"/>
    </style:style>
    <style:style style:name="P19" style:family="paragraph" style:parent-style-name="List_20_Paragraph">
      <style:paragraph-properties fo:margin-left="0cm" fo:margin-right="0cm" fo:text-indent="0cm" style:auto-text-indent="false"/>
      <style:text-properties style:text-underline-style="solid" style:text-underline-width="auto" style:text-underline-color="font-color" fo:font-weight="bold" officeooo:rsid="001c18f5" officeooo:paragraph-rsid="001c18f5" style:font-weight-asian="bold"/>
    </style:style>
    <style:style style:name="P20" style:family="paragraph" style:parent-style-name="List_20_Paragraph">
      <style:paragraph-properties fo:margin-left="0cm" fo:margin-right="0cm" fo:text-indent="0cm" style:auto-text-indent="false"/>
      <style:text-properties style:text-underline-style="none" fo:font-weight="normal" officeooo:rsid="001df785" officeooo:paragraph-rsid="001df785" style:font-weight-asian="normal" style:font-weight-complex="normal"/>
    </style:style>
    <style:style style:name="P21" style:family="paragraph" style:parent-style-name="List_20_Paragraph">
      <style:paragraph-properties fo:margin-left="0cm" fo:margin-right="0cm" fo:text-indent="0cm" style:auto-text-indent="false"/>
      <style:text-properties style:text-underline-style="none" fo:font-weight="normal" officeooo:rsid="001eec99" officeooo:paragraph-rsid="001eec99" style:font-weight-asian="normal" style:font-weight-complex="normal"/>
    </style:style>
    <style:style style:name="P22" style:family="paragraph" style:parent-style-name="List_20_Paragraph">
      <style:paragraph-properties fo:margin-left="0cm" fo:margin-right="0cm" fo:text-indent="0cm" style:auto-text-indent="false"/>
      <style:text-properties style:text-underline-style="none" fo:font-weight="normal" officeooo:rsid="001c44b4" officeooo:paragraph-rsid="001c44b4" style:font-weight-asian="normal"/>
    </style:style>
    <style:style style:name="P23" style:family="paragraph" style:parent-style-name="List_20_Paragraph">
      <style:paragraph-properties fo:margin-left="0cm" fo:margin-right="0cm" fo:text-indent="0cm" style:auto-text-indent="false"/>
      <style:text-properties style:text-underline-style="none" fo:font-weight="normal" officeooo:rsid="001eec99" officeooo:paragraph-rsid="001eec99" style:font-weight-asian="normal"/>
    </style:style>
    <style:style style:name="P24" style:family="paragraph" style:parent-style-name="List_20_Paragraph">
      <style:paragraph-properties fo:margin-left="0cm" fo:margin-right="0cm" fo:text-indent="0cm" style:auto-text-indent="false"/>
      <style:text-properties officeooo:paragraph-rsid="001c44b4"/>
    </style:style>
    <style:style style:name="T1" style:family="text">
      <style:text-properties officeooo:rsid="0019ce11"/>
    </style:style>
    <style:style style:name="T2" style:family="text">
      <style:text-properties officeooo:rsid="001a4885"/>
    </style:style>
    <style:style style:name="T3" style:family="text">
      <style:text-properties officeooo:rsid="001c18f5"/>
    </style:style>
    <style:style style:name="T4" style:family="text">
      <style:text-properties style:text-underline-style="none" fo:font-weight="normal" officeooo:rsid="001c44b4" style:font-weight-asian="normal" style:font-weight-complex="normal"/>
    </style:style>
    <style:style style:name="T5" style:family="text">
      <style:text-properties style:text-underline-style="none" fo:font-weight="normal" officeooo:rsid="0021d744" style:font-weight-asian="normal" style:font-weight-complex="normal"/>
    </style:style>
    <style:style style:name="T6" style:family="text">
      <style:text-properties style:text-underline-style="none" fo:font-weight="normal" officeooo:rsid="0025a5b8" style:font-weight-asian="normal" style:font-weight-complex="normal"/>
    </style:style>
    <style:style style:name="T7" style:family="text">
      <style:text-properties officeooo:rsid="001eec99"/>
    </style:style>
    <style:style style:name="T8" style:family="text">
      <style:text-properties officeooo:rsid="0021d744"/>
    </style:style>
    <style:style style:name="T9" style:family="text">
      <style:text-properties style:font-weight-complex="normal"/>
    </style:style>
    <style:style style:name="T10" style:family="text">
      <style:text-properties officeooo:rsid="001df785" style:font-weight-complex="normal"/>
    </style:style>
    <style:style style:name="T11" style:family="text">
      <style:text-properties officeooo:rsid="0021d744" style:font-weight-complex="normal"/>
    </style:style>
    <style:style style:name="T12" style:family="text">
      <style:text-properties officeooo:rsid="002321c6"/>
    </style:style>
    <style:style style:name="T13" style:family="text">
      <style:text-properties officeooo:rsid="00244126"/>
    </style:style>
    <style:style style:name="T14" style:family="text">
      <style:text-properties officeooo:rsid="0025a5b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arcours développeur d’application - Python</text:p>
      <text:p text:style-name="P1"/>
      <text:p text:style-name="P2">Projet <text:span text:style-name="T3">7</text:span> : <text:span text:style-name="T3">Créez GrandPy Bot, le papy-robot</text:span></text:p>
      <text:p text:style-name="P1"/>
      <text:p text:style-name="P1"/>
      <text:list xml:id="list5372095214351194199" text:style-name="WWNum1">
        <text:list-item>
          <text:p text:style-name="P14">Description du projet</text:p>
        </text:list-item>
      </text:list>
      <text:p text:style-name="P1"/>
      <text:p text:style-name="P4">Le but du projet <text:span text:style-name="T12">est </text:span>de réaliser un site web statique <text:span text:style-name="T12">permettant de simuler un conversion avec un robot. L’utilisateur entre une question et le robot lui répond en lui affichant :</text:span></text:p>
      <text:p text:style-name="P4">- Une carte miniature récupérée via l’api google maps, pointant sur l’endroit cherché.</text:p>
      <text:p text:style-name="P4">- L’adresse complète de l’endroit cherché.</text:p>
      <text:p text:style-name="P4">- <text:s/><text:span text:style-name="T12">U</text:span>n extrait d’article wikipedia concernant l’adresse du lieu.</text:p>
      <text:p text:style-name="P10">Le tout doit s’articuler sous la forme d’une conversion de type « chat ».</text:p>
      <text:p text:style-name="P4">Le site d<text:span text:style-name="T12">oit ensuite</text:span> être déployé grâce au service heroku.</text:p>
      <text:p text:style-name="P4">Enfin, le projet <text:span text:style-name="T12">est</text:span> réalisé en suivant une approche Test Driven Developpement. <text:s/></text:p>
      <text:p text:style-name="P1"/>
      <text:list xml:id="list151450234698272" text:continue-numbering="true" text:style-name="WWNum1">
        <text:list-item>
          <text:p text:style-name="P14">Conception d<text:span text:style-name="T3">u Front-end</text:span></text:p>
        </text:list-item>
      </text:list>
      <text:p text:style-name="P7">L’interface de l’application est relativement simple. Outre le header et le footer, le corps du site n’a besoin pour fonctionner que d’une zone de formulaire et d’une zone affichant le dialogue entre l’utilisateur et le bot et permanentant d’afficher la carte de google maps. J’ai utilisé le framework bootsrap <text:span text:style-name="T12">ainsi que quelques media querries </text:span>afin d’avoir un design responsive. </text:p>
      <text:p text:style-name="P7">J’ai également choisi de séparer la carte de la zone de chat (où je l’avais initialement positionnée). <text:span text:style-name="T12">En effet, </text:span>la fonction <text:span text:style-name="T12">de l’API google maps </text:span><text:s/>permettant d’afficher la carte <text:span text:style-name="T12">n</text:span>écessite l’utilisation d<text:span text:style-name="T12">e</text:span> <text:span text:style-name="T12">l’</text:span>« id » « <text:span text:style-name="T12">map »</text:span> <text:span text:style-name="T12">dans </text:span>la balise HTML accueillant la carte. Un « id » étant unique <text:span text:style-name="T12">sur une page HTML</text:span>, en affichant systématiquement une nouvelle carte à chaque nouvelle question de l’utilisateur, les <text:span text:style-name="T12">cartes apparues précédemment dans l</text:span>e <text:span text:style-name="T12">chat se</text:span> modifiaient et affichai<text:span text:style-name="T12">en</text:span>t le résultat de la nouvelle recherche. <text:span text:style-name="T12">C’est pourquoi j’ai fait le choix d’une unique zone unique pour afficher la carte. </text:span><text:s/></text:p>
      <text:p text:style-name="P1"/>
      <text:list xml:id="list151451107038498" text:continue-numbering="true" text:style-name="WWNum1">
        <text:list-item>
          <text:p text:style-name="P14">Conception <text:span text:style-name="T3">du Programme</text:span></text:p>
        </text:list-item>
      </text:list>
      <text:p text:style-name="P6">Avant de concevoir l’application Flask, j’ai commencé par tester le fonctionnement des deux api (google maps et media wiki) de façon isolée, afin d’en comprendre le fonctionnement et d’utiliser par la suite uniquement les fonction<text:span text:style-name="T12">s</text:span> nécessaire<text:span text:style-name="T12">s</text:span>. </text:p>
      <text:p text:style-name="P6">Dans un premier temps j’ai laissé également de côté l’aspect AJAX et affichait donc le résultat des requêtes sur une nouvelle page web chargée après l’envoi du formulaire. </text:p>
      <text:p text:style-name="P9">A côté de ça je me suis entraîné à créer <text:span text:style-name="T12">le mécanisme du chat en javascript avec un affichage de la question de l’utilisateur puis une réponse standard de la part du robot, le tout créant une conversation dans la zone de chat. </text:span></text:p>
      <text:p text:style-name="P10">J’ai ensuite fusionn<text:span text:style-name="T13">é</text:span> ces deux partie<text:span text:style-name="T13">s</text:span> puis je me suis penché sur l’appel des fonctions en AJAX via Jquery. </text:p>
      <text:p text:style-name="P11"/>
      <text:list xml:id="list151451576062009" text:continue-numbering="true" text:style-name="WWNum1">
        <text:list-item>
          <text:p text:style-name="P15">Algorithme de recherche</text:p>
        </text:list-item>
      </text:list>
      <text:p text:style-name="P19"/>
      <text:p text:style-name="P20">La recherche dans google maps ne pose pas de réel problème, l’outil est très efficace et un lieu <text:span text:style-name="T14">donné </text:span>n’a souvent qu’une adresse.</text:p>
      <text:p text:style-name="P20"><text:soft-page-break/>Par contre, afin que GrandPy puisse renvoyer une phrase issue de <text:s/>wikipedia <text:span text:style-name="T14">en rapport avec la recherche de l’utilisateur</text:span>, cela m’a demandé plus d’effort. J’ai choisi des règles de priorité dans les choses à rechercher via l’api media wiki. <text:span text:style-name="T14">Ma recherche s’effectue donc selon les critères suivants : </text:span></text:p>
      <text:p text:style-name="P20">1. L’adresse (<text:span text:style-name="T14">celle renvoyée par</text:span> google) sans le numéro ni le code postal. → Donne des réponses très précises pour les noms de rues dans les grandes ville. </text:p>
      <text:p text:style-name="P20">2. Uniquement le nom de la rue → Permet d’avoir un résultat notamment <text:span text:style-name="T14">pour les rue ayant un nom de </text:span>personnage célèbre.</text:p>
      <text:p text:style-name="P20">3. <text:span text:style-name="T7">Les mots clés de la recherche de l’utilisateur → S’il n’y a aucun résultat relatif à la situation géographique, l’utilisateur peut au moins avoir une info sur le lieu qu’il cherche.</text:span></text:p>
      <text:p text:style-name="P21">4. Les mots clés sans le nom de la ville → Permet d’éviter d’avoir uniquement une phrase relative à la ville elle même, notamment dans le cas où l’utilisateur rentre une question du type : « nom de rue + ville ».</text:p>
      <text:p text:style-name="P23"><text:span text:style-name="T9">Afin de pouvoir effectuer ces différentes recherches, j’ai dû créer plusieurs fonctions permettant de parser différemment, soit la phrase de l’utilisateur, soit l’adresse retournée par google maps. </text:span></text:p>
      <text:p text:style-name="P16"/>
      <text:list xml:id="list151449697508421" text:continue-numbering="true" text:style-name="WWNum1">
        <text:list-item>
          <text:p text:style-name="P15">Tests</text:p>
        </text:list-item>
      </text:list>
      <text:p text:style-name="P16"/>
      <text:p text:style-name="P22"><text:span text:style-name="T9">J’ai choisi d’utiliser Unittest pour test mon projet. </text:span><text:span text:style-name="T10">C’est un outil de la librairie standard de python. Le test des fonctions de parser étaient relativement simple</text:span><text:span text:style-name="T11">s</text:span><text:span text:style-name="T10">. Mais cela s’est corsé pour tester l’utilisation des API via </text:span><text:span text:style-name="T11">des</text:span><text:span text:style-name="T10"> mock</text:span><text:span text:style-name="T11">s</text:span><text:span text:style-name="T10">. Finalement, après une relecture attentive de la documentation, j’ai pu réaliser les tests pour ces fonctions. </text:span></text:p>
      <text:p text:style-name="P16"/>
      <text:list xml:id="list151451466920056" text:continue-numbering="true" text:style-name="WWNum1">
        <text:list-item>
          <text:p text:style-name="P17">Déploiement</text:p>
        </text:list-item>
      </text:list>
      <text:p text:style-name="P18"/>
      <text:p text:style-name="P24"><text:span text:style-name="T4">Lors de la phase de déploiement j’ai du modifier la structure de mon projet. En effet, je me suis rendu compte de l’importance de la structure d’un projet python et de l’impact de l’endroit d’où est lancé le programme dans les différents imports </text:span><text:span text:style-name="T5">du modules</text:span><text:span text:style-name="T4">. Après quelques </text:span><text:span text:style-name="T6">modifications</text:span><text:span text:style-name="T4"> dans plusieurs fichier</text:span><text:span text:style-name="T5">s</text:span><text:span text:style-name="T4"> concernant les import</text:span><text:span text:style-name="T5">s</text:span><text:span text:style-name="T4">, j’ai finalement réussi à </text:span><text:span text:style-name="T5">obtenir un application fonctionnelle une fois en ligne</text:span><text:span text:style-name="T4">. </text:span></text:p>
      <text:p text:style-name="P1"/>
      <text:list xml:id="list151450160749866" text:continue-numbering="true" text:style-name="WWNum1">
        <text:list-item>
          <text:p text:style-name="P14">Pistes d’amélioration. </text:p>
        </text:list-item>
      </text:list>
      <text:p text:style-name="P12">Le programme est encore largement perfectible et l’amélioration de celui-ci pourrait passer dans un premier temps par : </text:p>
      <text:p text:style-name="P8"><text:s/>- <text:span text:style-name="T14">L’a</text:span>mélioration des résultats reçu<text:span text:style-name="T14">s </text:span>de wikipedia. Il existe encore des cas particuliers qui ne renvoient pas de réponse au niveau de l’appel à l’API media wiki, ou qui retourne<text:span text:style-name="T14">nt</text:span> des résultat<text:span text:style-name="T14">s</text:span> peu cohérents avec la recherche de base. Notamment, la recherche sur le nom de la rue ne donnera rien pour les rue<text:span text:style-name="T14">s</text:span> contenant une date (ex : rue du 8 mai 1945) car pour le moment le parser supprime tous les chiffres. De plus, les cas d’homonymie sont encore mal gérés.</text:p>
      <text:p text:style-name="P8"><text:span text:style-name="T14">- L’</text:span>amélioration du design du site qui est <text:span text:style-name="T14">extrêmement</text:span> « light » aujourd’hui.</text:p>
      <text:p text:style-name="P8"/>
      <text:p text:style-name="P1"/>
      <text:p text:style-name="P5"><text:span text:style-name="T3">Le site est herbegé sur Heroku et disponible à l’adresse suivante : </text:span><text:a xlink:type="simple" xlink:href="https://grandpybot-opc.herokuapp.com/" text:style-name="Internet_20_link" text:visited-style-name="Visited_20_Internet_20_Link"><text:span text:style-name="T3">https://grandpybot-opc.herokuapp.com/</text:span></text:a></text:p>
      <text:p text:style-name="P5">L’intégralité des livrables liés à ce projets sont disponibles sur GitHub à l’adresse suivante : <text:a xlink:type="simple" xlink:href="https://github.com/NanroYahel/P7_Creez-GrandPy-Bot-le-papy-robot" text:style-name="Internet_20_link" text:visited-style-name="Visited_20_Internet_20_Link"><text:span text:style-name="T3">https://github.com/NanroYahel/P7_Creez-GrandPy-Bot-le-papy-robot</text:span></text:a><text:span text:style-name="T3"><text:line-break/>Enfin, le projet à été effectué selon les critères d’une méthode agile. Les différentes étapes de la création sont détaillées sur le tableau suivant : </text:span></text:p>
      <text:p text:style-name="P4"><text:a xlink:type="simple" xlink:href="https://trello.com/b/VWgpFgEY/p7grand-py-bot" text:style-name="Internet_20_link" text:visited-style-name="Visited_20_Internet_20_Link">https://trello.com/b/VWgpFgEY/p7grand-py-bo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ileron" svg:font-family="Ailero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Calibri" style:font-family-asian="Calibri" style:font-family-generic-asian="system" style:font-pitch-asian="variable" style:font-name-complex="Calibri"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23:33:16.058614109</meta:creation-date>
    <dc:date>2018-03-14T15:14:07.638963327</dc:date>
    <meta:editing-duration>PT31M44S</meta:editing-duration>
    <meta:editing-cycles>6</meta:editing-cycles>
    <meta:generator>LibreOffice/5.1.6.2$Linux_X86_64 LibreOffice_project/10m0$Build-2</meta:generator>
    <meta:document-statistic meta:table-count="0" meta:image-count="0" meta:object-count="0" meta:page-count="2" meta:paragraph-count="37" meta:word-count="926" meta:character-count="5725" meta:non-whitespace-character-count="4822"/>
  </office:meta>
</office:document-meta>
</file>